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color="#ff0000" fo:font-size="14pt" style:text-underline-style="none" fo:font-weight="normal" style:font-size-asian="14pt" style:font-weight-asian="normal" style:font-size-complex="14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color="#000000" fo:font-size="14pt" style:text-underline-style="none" fo:font-weight="normal" style:font-size-asian="14pt" style:font-weight-asian="normal" style:font-size-complex="14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color="#000000" fo:font-size="14pt" style:text-underline-style="none" fo:font-weight="bold" style:font-size-asian="14pt" style:font-weight-asian="bold" style:font-size-complex="14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ff0000" fo:font-size="14pt" style:text-underline-style="none" fo:font-weight="normal" style:font-size-asian="14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ocumentation utilistateur de l'application web Générateur de graphique</text:p>
      <text:p text:style-name="P1"/>
      <text:p text:style-name="P1"/>
      <text:p text:style-name="P1"/>
      <text:p text:style-name="P1"/>
      <text:p text:style-name="P2"/>
      <text:p text:style-name="P2"/>
      <text:p text:style-name="P3"><text:soft-page-break/>Importer un fichier :</text:p>
      <text:p text:style-name="P3"/>
      <text:p text:style-name="P4">Pour importer un fichier vous devez aller dans l'onglet "Importer un fichier", puis cliquez sur "Parcourir..." pour que vous puissiez sélectionner votre fichier qui est stocké sur votre ordinateur, enfin cliquez sur "Importer" pour finaliser l'importation.</text:p>
      <text:p text:style-name="P4"/>
      <text:p text:style-name="P4">Pour que l'importation soit éxécutée correctement vous devez importer un fichier au format .CSV obligatoirement.</text:p>
      <text:p text:style-name="P4"/>
      <text:p text:style-name="P4">Les données de votre fichier .CSV devront commencer à partir de la ligne 5, les premières lignes sont normalement inutiles si le fichier est tiré du logiciel de gestion d'appel.</text:p>
      <text:p text:style-name="P4">Le fichier doit toujours être structuré de la même façon, c'est-à-dire qu'il doit comporter 26 colonnes qui eux-mêmes devront être dans cet ordre :</text:p>
      <text:p text:style-name="P4">-Niv</text:p>
      <text:p text:style-name="P4">-Site</text:p>
      <text:p text:style-name="P4">-Demandeur</text:p>
      <text:p text:style-name="P4">-Tèl. demandeur</text:p>
      <text:p text:style-name="P4">-Date d'appel</text:p>
      <text:p text:style-name="P4">-Type de problème</text:p>
      <text:p text:style-name="P4">-Intervenant</text:p>
      <text:p text:style-name="P4">-Symptôme</text:p>
      <text:p text:style-name="P4">-Sévérité</text:p>
      <text:p text:style-name="P4">-Niveau de blocage</text:p>
      <text:p text:style-name="P4">-Equipe</text:p>
      <text:p text:style-name="P4">-Priorité</text:p>
      <text:p text:style-name="P4">-Date de fin prévue</text:p>
      <text:p text:style-name="P4">-Service</text:p>
      <text:p text:style-name="P4">-Statut d'Appel</text:p>
      <text:p text:style-name="P4">-Date de cloture</text:p>
      <text:p text:style-name="P4">-Intervenant clôture</text:p>
      <text:p text:style-name="P4">-Solution</text:p>
      <text:p text:style-name="P4">-Date planifiée d'installation</text:p>
      <text:p text:style-name="P4">-Origine de la demande</text:p>
      <text:p text:style-name="P4">-Assistant</text:p>
      <text:p text:style-name="P4">-Code barre</text:p>
      <text:p text:style-name="P4">-N° de série</text:p>
      <text:p text:style-name="P4">-Référence</text:p>
      <text:p text:style-name="P4">-N° d'appel</text:p>
      <text:p text:style-name="P4">-Dernière modification</text:p>
      <text:p text:style-name="P4"/>
      <text:p text:style-name="P5">Si une des obligations n'est pas respectée alors l'application risque de dysfonctionner.</text:p>
      <text:p text:style-name="P5"/>
      <text:p text:style-name="P5"/>
      <text:p text:style-name="P5"/>
      <text:p text:style-name="P8"><text:soft-page-break/>Générer un graphique :</text:p>
      <text:p text:style-name="P6"/>
      <text:p text:style-name="P6">Pour générer un graphique il vous suffit d'aller dans l'onglet "Générer un graphique".</text:p>
      <text:p text:style-name="P6">Un formulaire est à votre disposition pour que vous choisissez ce que vous voulez dans votre graphique.</text:p>
      <text:p text:style-name="P6"/>
      <text:p text:style-name="P7">Formulaire :</text:p>
      <text:p text:style-name="P6"><text:span text:style-name="T1">Date de début :</text:span> Vous pouvez sélectionner une date à partir de laquelle vous voulez prendre les données, si vous la laisser vide les données seront prises depuis le début.</text:p>
      <text:p text:style-name="P6"><text:span text:style-name="T1">Date de fin :</text:span> Vous pouvez sélectionner une date de fin à partir de laquelle vous ne voulez plus prendre les données, si vous la laisser vide les données seront prises jusqu'à la fin.</text:p>
      <text:p text:style-name="P9">Site :<text:span text:style-name="T2"> Vous pouvez sélectionner un ou plusieurs sites, pour ajouter un site vous devez cliquer sur "Ajouter un site". Quand vous commencerez à tapper des lettres, des suggestions s'afficheront en bas, il suffira de cliquer sur une suggestion pour la sélectionnée. Si vous voulez ajouter un autre site vous pourrez recliquer sur "Ajouter un site" mais avant il faudra d'abord vérifier votre saisie du site avant, pour que le formulaire ne dysfonctionne pas.</text:span></text:p>
      <text:p text:style-name="P9">Equipe :<text:span text:style-name="T2"> Vous pouvez sélectionner une équipe grâce à la liste déroulante, les équipes affichées dans la liste déroulante sont directement tirées depuis la base de données.</text:span></text:p>
      <text:p text:style-name="P9">Type de problème :<text:span text:style-name="T2"> Vous pouvez sélectionner un type de problème grâce à la liste déroulante et qui est divisé en 3 niveaux. Quand vous sélectionnez le premier niveau alors le second niveau apparaîtra et ainsi de suite pour le troisième niveau.</text:span></text:p>
      <text:p text:style-name="P9">Graphique :<text:span text:style-name="T2"> Vous devez sélectionner un type de graphique (Camembert, ligne ou colonne).</text:span></text:p>
      <text:p text:style-name="P9">Votre statistique :<text:span text:style-name="T2"> Vous devez sélectionner votre statistique (Site, Equipe, Type de problème).</text:span></text:p>
      <text:p text:style-name="P6"/>
      <text:p text:style-name="P6">Une fois votre formulaire rempli cliquez sur "Envoyer" pour générer votre graphique.</text:p>
      <text:p text:style-name="P6"/>
      <text:p text:style-name="P8">Affichage d'un graphique :</text:p>
      <text:p text:style-name="P6"/>
      <text:p text:style-name="P6">Une fois que vous avez généré votre graphique, il affichera votre requête avec la date de début, la date de fin, les sites, l'équipe et les types de problèmes.</text:p>
      <text:p text:style-name="P6"/>
      <text:p text:style-name="P6">Puis s'affichera le graphique, pour savoir le nombre d'appels pour la statistique que vous avez selectionnée vous devrez survoler avec votre souris le nom de la légende ou la partie sur le graphique.</text:p>
      <text:p text:style-name="P6"/>
      <text:p text:style-name="P8">Afficher la base :</text:p>
      <text:p text:style-name="P6"/>
      <text:p text:style-name="P6">L'onglet "Afficher la base" sert à afficher le nombre de lignes que contient la base de données pour savoir si elle contient le bon fichier ou savoir si elle est v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38M51S</meta:editing-duration>
    <meta:editing-cycles>6</meta:editing-cycles>
    <meta:generator>OpenOffice.org/3.2$Win32 OpenOffice.org_project/320m12$Build-9483</meta:generator>
    <dc:date>2017-06-16T09:30:45.68</dc:date>
    <meta:document-statistic meta:table-count="0" meta:image-count="0" meta:object-count="0" meta:page-count="3" meta:paragraph-count="50" meta:word-count="560" meta:character-count="3495"/>
    <meta:user-defined meta:name="Info 1"/>
    <meta:user-defined meta:name="Info 2"/>
    <meta:user-defined meta:name="Info 3"/>
    <meta:user-defined meta:name="Info 4"/>
  </office:meta>
</office:document-meta>
</file>